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832cm"/>
    </style:style>
    <style:style style:name="gr2" style:family="graphic" style:parent-style-name="objectwithoutfill">
      <style:graphic-properties svg:stroke-color="#000000" draw:fill="none" draw:textarea-horizontal-align="center" draw:textarea-vertical-align="middle"/>
    </style:style>
    <style:style style:name="gr3" style:family="graphic" style:parent-style-name="objectwithoutfill">
      <style:graphic-properties draw:marker-start="Arrow" draw:fill="none" draw:textarea-vertical-align="middle"/>
    </style:style>
    <style:style style:name="gr4" style:family="graphic" style:parent-style-name="standard">
      <style:graphic-properties svg:stroke-color="#000000" draw:marker-start="Dimension_20_Lines" draw:marker-end="Dimension_20_Lines" draw:marker-end-width="0.2cm" draw:textarea-vertical-align="middle"/>
    </style:style>
    <style:style style:name="gr5" style:family="graphic" style:parent-style-name="standard">
      <style:graphic-properties draw:stroke="none" svg:stroke-color="#000000" draw:fill="none" draw:fill-color="#ffffff" fo:min-height="0.697cm"/>
    </style:style>
    <style:style style:name="P1" style:family="paragraph">
      <style:text-properties fo:font-family="Georgia" style:font-family-generic="roman" style:font-pitch="variable" fo:font-size="18pt" style:font-size-asian="18pt" style:font-size-complex="18pt"/>
    </style:style>
    <style:style style:name="P2" style:family="paragraph">
      <style:paragraph-properties fo:text-align="center"/>
    </style:style>
    <style:style style:name="T1" style:family="text">
      <style:text-properties fo:font-family="Georgia" style:font-family-generic="roman" style:font-pitch="variable" fo:font-size="18pt" style:font-size-asian="18pt" style:font-size-complex="18pt"/>
    </style:style>
    <style:style style:name="T2" style:family="text">
      <style:text-properties fo:font-family="Georgia" style:font-family-generic="roman" style:font-pitch="variable" fo:font-size="10pt" style:font-size-asian="10pt" style:font-size-complex="10pt"/>
    </style:style>
    <style:style style:name="T3" style:family="text">
      <style:text-properties fo:font-family="Georgia" style:font-family-generic="roman" style:font-pitch="variable"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2.762cm" svg:height="1.082cm" svg:x="1.936cm" svg:y="7.055cm">
          <draw:text-box>
            <text:p><text:span text:style-name="T1">ω</text:span><text:span text:style-name="T2">1</text:span><text:span text:style-name="T3">(t)</text:span></text:p>
          </draw:text-box>
        </draw:frame>
        <draw:polygon draw:style-name="gr2" draw:text-style-name="P2" draw:layer="layout" svg:width="6.345cm" svg:height="6.349cm" svg:x="0.2cm" svg:y="4.283cm" svg:viewBox="0 0 6346 6350" draw:points="6346,3536 6292,3837 5996,3954 5695,4008 5575,3982 5390,3936 5273,3906 5167,3928 5059,3975 4998,4047 4943,4152 4926,4233 4944,4363 4995,4456 5050,4506 5140,4561 5249,4634 5342,4727 5405,4906 5481,5107 5511,5266 5534,5335 5308,5548 5180,5531 5023,5463 4836,5364 4711,5292 4594,5165 4464,4999 4398,4935 4250,4902 4118,4924 4030,4977 3928,5097 3886,5237 3903,5371 3972,5502 3993,5576 3986,5661 3986,5754 3943,5929 3897,6125 3847,6247 3813,6302 3514,6350 3376,6181 3243,5978 3190,5858 3133,5725 3142,5589 3139,5460 3115,5344 3066,5261 3005,5200 2902,5139 2788,5127 2691,5140 2601,5178 2516,5278 2449,5419 2408,5539 2311,5707 2180,5839 2012,5973 1838,6062 1716,5996 1575,5945 1575,5945 1562,5727 1575,5484 1603,5356 1633,5215 1720,5111 1795,5005 1844,4897 1853,4800 1840,4715 1791,4606 1706,4528 1620,4482 1526,4460 1398,4491 1260,4566 1157,4639 979,4717 797,4747 581,4756 388,4727 328,4602 282,4492 450,4221 612,4056 771,3948 948,3875 1059,3830 1132,3749 1191,3648 1197,3554 1179,3437 1144,3360 1052,3268 956,3222 882,3216 777,3224 645,3231 516,3211 359,3104 178,2988 60,2879 0,2837 55,2532 168,2469 334,2430 545,2398 687,2382 857,2414 1060,2471 1150,2483 1290,2422 1381,2325 1422,2230 1433,2073 1383,1936 1290,1838 1156,1774 1095,1727 1051,1654 996,1579 926,1412 846,1229 814,1101 809,1035 1020,819 1232,873 1460,957 1574,1023 1699,1095 1772,1210 1851,1312 1939,1391 2028,1429 2114,1442 2233,1429 2333,1370 2402,1302 2452,1220 2461,1088 2431,935 2392,813 2370,621 2398,438 2453,230 2521,44 2823,0 3028,243 3135,449 3188,633 3203,823 3212,944 3266,1038 3345,1126 3432,1160 3549,1179 3632,1169 3749,1112 3822,1033 3851,965 3875,862 3910,736 3968,619 4118,502 4285,366 4427,287 4484,243 4758,390 4782,517 4767,687 4733,897 4704,1038 4621,1189 4504,1365 4465,1448 4480,1599 4544,1716 4621,1783 4767,1842 4913,1838 5036,1779 5137,1672 5201,1628 5284,1608 5371,1579 5552,1565 5752,1545 5883,1555 5947,1569 6087,1838 5971,2022 5820,2212 5722,2301 5616,2398 5483,2432 5361,2475 5260,2534 5196,2607 5157,2685 5133,2802 5157,2914 5201,3002 5264,3075 5386,3124 5542,3144 5669,3144 5859,3182 6024,3265 6205,3382">
          <text:p/>
        </draw:polygon>
        <draw:polygon draw:style-name="gr2" draw:text-style-name="P2" draw:layer="layout" svg:width="6.345cm" svg:height="6.349cm" svg:x="3.325cm" svg:y="8.549cm" svg:viewBox="0 0 6346 6350" draw:points="6346,3536 6292,3837 5996,3954 5695,4008 5575,3982 5390,3936 5273,3906 5167,3928 5059,3975 4998,4047 4943,4152 4926,4233 4944,4363 4995,4456 5050,4506 5140,4561 5249,4634 5342,4727 5405,4906 5481,5107 5511,5266 5534,5335 5308,5548 5180,5531 5023,5463 4836,5364 4711,5292 4594,5165 4464,4999 4398,4935 4250,4902 4118,4924 4030,4977 3928,5097 3886,5237 3903,5371 3972,5502 3993,5576 3986,5661 3986,5754 3943,5929 3897,6125 3847,6247 3813,6302 3514,6350 3376,6181 3243,5978 3190,5858 3133,5725 3142,5589 3139,5460 3115,5344 3066,5261 3005,5200 2902,5139 2788,5127 2691,5140 2601,5178 2516,5278 2449,5419 2408,5539 2311,5707 2180,5839 2012,5973 1838,6062 1716,5996 1575,5945 1575,5945 1562,5727 1575,5484 1603,5356 1633,5215 1720,5111 1795,5005 1844,4897 1853,4800 1840,4715 1791,4606 1706,4528 1620,4482 1526,4460 1398,4491 1260,4566 1157,4639 979,4717 797,4747 581,4756 388,4727 328,4602 282,4492 450,4221 612,4056 771,3948 948,3875 1059,3830 1132,3749 1191,3648 1197,3554 1179,3437 1144,3360 1052,3268 956,3222 882,3216 777,3224 645,3231 516,3211 359,3104 178,2988 60,2879 0,2837 55,2532 168,2469 334,2430 545,2398 687,2382 857,2414 1060,2471 1150,2483 1290,2422 1381,2325 1422,2230 1433,2073 1383,1936 1290,1838 1156,1774 1095,1727 1051,1654 996,1579 926,1412 846,1229 814,1101 809,1035 1020,819 1232,873 1460,957 1574,1023 1699,1095 1772,1210 1851,1312 1939,1391 2028,1429 2114,1442 2233,1429 2333,1370 2402,1302 2452,1220 2461,1088 2431,935 2392,813 2370,621 2398,438 2453,230 2521,44 2823,0 3028,243 3135,449 3188,633 3203,823 3212,944 3266,1038 3345,1126 3432,1160 3549,1179 3632,1169 3749,1112 3822,1033 3851,965 3875,862 3910,736 3968,619 4118,502 4285,366 4427,287 4484,243 4758,390 4782,517 4767,687 4733,897 4704,1038 4621,1189 4504,1365 4465,1448 4480,1599 4544,1716 4621,1783 4767,1842 4913,1838 5036,1779 5137,1672 5201,1628 5284,1608 5371,1579 5552,1565 5752,1545 5883,1555 5947,1569 6087,1838 5971,2022 5820,2212 5722,2301 5616,2398 5483,2432 5361,2475 5260,2534 5196,2607 5157,2685 5133,2802 5157,2914 5201,3002 5264,3075 5386,3124 5542,3144 5669,3144 5859,3182 6024,3265 6205,3382">
          <text:p/>
        </draw:polygon>
        <draw:frame draw:style-name="gr1" draw:text-style-name="P1" draw:layer="layout" svg:width="2.542cm" svg:height="1.082cm" svg:x="5.803cm" svg:y="11.475cm">
          <draw:text-box>
            <text:p><text:span text:style-name="T1">ω</text:span><text:span text:style-name="T2">2</text:span><text:span text:style-name="T3">(t)</text:span></text:p>
          </draw:text-box>
        </draw:frame>
        <draw:path draw:style-name="gr3" draw:text-style-name="P2" draw:layer="layout" svg:width="1.908cm" svg:height="1.803cm" draw:transform="skewX (-0.134564885328737) rotate (-1.18246056822712) translate (7.77177222611131cm 10.5914749737487cm)" svg:viewBox="0 0 1909 1804" svg:d="m0-6365c2280 0 1883 1803 1883 1803">
          <text:p/>
        </draw:path>
        <draw:path draw:style-name="gr3" draw:text-style-name="P2" draw:layer="layout" svg:width="1.909cm" svg:height="1.801cm" draw:transform="skewX (-0.134564885328737) rotate (1.95895755243807) translate (2.06718210380556cm 8.49196529661441cm)" svg:viewBox="0 0 1910 1802" svg:d="m0-2601c2280-2 1883 1802 1883 1802">
          <text:p/>
        </draw:path>
        <draw:line draw:style-name="gr4" draw:text-style-name="P2" draw:layer="layout" svg:x1="3.593cm" svg:y1="7.718cm" svg:x2="6.466cm" svg:y2="11.807cm">
          <text:p/>
        </draw:line>
        <draw:frame draw:style-name="gr5" draw:text-style-name="P1" draw:layer="layout" svg:width="1.878cm" svg:height="0.947cm" svg:x="5.472cm" svg:y="9.865cm">
          <draw:text-box>
            <text:p><text:span text:style-name="T3">r+Δ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Dimension_20_Lines" draw:display-name="Dimension Lines" svg:viewBox="0 0 836 110" svg:d="m0 0h278 278 280v36 36 38h-278-278-280v-36-36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cm" fo:page-height="2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4-10-10T00:41:52.11</meta:creation-date>
    <dc:date>2015-05-06T21:58:33.96</dc:date>
    <meta:editing-duration>PT01H00M44S</meta:editing-duration>
    <meta:editing-cycles>23</meta:editing-cycles>
    <meta:generator>OpenOffice.org/3.2$Win32 OpenOffice.org_project/320m12$Build-9483</meta:generator>
    <meta:document-statistic meta:object-count="8"/>
  </office:meta>
</office:document-meta>
</file>